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Connection.getMeta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prepareStatement( String sql , String columnName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Connection.setDelegate( Conn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nection.prepareCall( String sql , int resultSetType , int resultSetConcurren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Connection.DelegatingConnection( Connection c , Abandoned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Connection.DelegatingConnection( Conn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Connection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legatingConnection.setSavepoin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handleException( SQL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nection.setTypeMap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setHoldability( int holdabil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legatingConnection.prepareStatement( String sql , int columnIndexe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Connection.prepareStatement( String sql , int resultSetType , int resultSetConcurren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legatingConnection.getCata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passiv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legatingConnection.nativeSQL( String sq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createStatement( int resultSetType , int resultSetConcurren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Connection.setReadOnly(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innermostDelegateEquals( Connection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ingConnection.checkOp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legatingConnection.prepareStatement( String sq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Connection.prepareStatement( String sql , int autoGenerated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Connection.clearWarn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setTransactionIsolation( int 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activ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Connection.getHoldabil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createStat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Connect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Connection.getAuto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legatingConnection.rollback( java . sql . Savepoint save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setAutoCommit( boolean autoComm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getWarn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getTransactionIsol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prepareCall( String sq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Connection.getInnermostDeleg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Connection.createStatement( int resultSetType , int resultSetConcurrency , int resultSetHoldabil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Connection.isRead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Connection.rollb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prepareCall( String sql , int resultSetType , int resultSetConcurrency , int resultSetHoldabil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Connection.prepareStatement( String sql , int resultSetType , int resultSetConcurrency , int resultSetHoldabil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legatingConnection.setSavepo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is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nection.getTyp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Connection.setCatalog( String cata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Connection.releaseSavepoint( java . sql . Savepoint save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